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2" svg:font-family="Consolas"/>
    <style:font-face style:name="Arial4" svg:font-family="Arial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3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1.558cm" fo:min-width="21.269cm" fo:padding-top="0.123cm" fo:padding-bottom="0.123cm" fo:padding-left="0.251cm" fo:padding-right="0.251cm" fo:wrap-option="wrap"/>
    </style:style>
    <style:style style:name="gr4" style:family="graphic" style:parent-style-name="standard">
      <style:graphic-properties draw:stroke="none" svg:stroke-color="#000000" draw:fill="solid" draw:fill-color="#dddddd" draw:auto-grow-height="true" draw:auto-grow-width="false" fo:max-height="0cm" fo:min-height="13.543cm" draw:shadow-offset-x="0.203cm" draw:shadow-offset-y="0.203cm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88cm" svg:stroke-color="#000000" draw:stroke-linejoin="miter" draw:fill="none" draw:textarea-vertical-align="top" draw:auto-grow-height="false" draw:fit-to-size="false" style:shrink-to-fit="false" fo:min-height="0cm" fo:min-width="0cm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2.792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fill-color="#ffffff" fo:min-height="12.792cm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7.443cm" style:use-optimal-column-width="false"/>
    </style:style>
    <style:style style:name="co2" style:family="table-column">
      <style:table-column-properties style:column-width="8.361cm" style:use-optimal-column-width="false"/>
    </style:style>
    <style:style style:name="co3" style:family="table-column">
      <style:table-column-properties style:column-width="7.902cm" style:use-optimal-column-width="false"/>
    </style:style>
    <style:style style:name="ro1" style:family="table-row">
      <style:table-row-properties style:row-height="3.098cm"/>
    </style:style>
    <style:style style:name="ro2" style:family="table-row">
      <style:table-row-properties style:row-height="3.102cm"/>
    </style:style>
    <style:style style:name="ce1" style:family="table-cell">
      <style:paragraph-properties fo:text-align="center"/>
      <style:text-properties style:font-name="Liberation Sans1" fo:font-size="36pt" style:font-size-asian="36pt" style:font-size-complex="36pt"/>
    </style:style>
    <style:style style:name="ce2" style:family="table-cell">
      <style:paragraph-properties fo:text-align="center"/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ce3" style:family="table-cell">
      <style:paragraph-properties fo:text-align="center"/>
      <style:text-properties fo:color="#3333ff" style:font-name="Liberation Sans1" fo:font-size="26pt" style:font-size-asian="26pt" style:font-size-complex="26pt"/>
    </style:style>
    <style:style style:name="ce4" style:family="table-cell">
      <style:paragraph-properties fo:text-align="center"/>
      <style:text-properties fo:color="#00cc33" style:font-name="Liberation Sans1" fo:font-size="32pt" style:font-size-asian="32pt" style:font-size-complex="32pt"/>
    </style:style>
    <style:style style:name="ce5" style:family="table-cell">
      <style:paragraph-properties fo:text-align="center"/>
      <style:text-properties fo:color="#990099" style:font-name="Liberation Sans1" fo:font-size="32pt" style:font-size-asian="32pt" style:font-size-complex="32pt"/>
    </style:style>
    <style:style style:name="ce6" style:family="table-cell">
      <style:paragraph-properties fo:text-align="center"/>
      <style:text-properties fo:color="#ff3333" style:font-name="Liberation Sans1" fo:font-size="32pt" style:font-size-asian="32pt" style:font-size-complex="32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top="0cm" fo:margin-bottom="0cm" fo:line-height="120%" fo:text-align="start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9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05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22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23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24" style:family="paragraph">
      <loext:graphic-properties draw:fill="solid" draw:fill-color="#dddddd"/>
      <style:text-properties fo:font-size="24pt" style:font-size-asian="24pt" style:font-size-complex="24pt"/>
    </style:style>
    <style:style style:name="P25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top="0cm" fo:margin-bottom="0cm" fo:line-height="100%" fo:text-align="start" style:writing-mode="rl-tb"/>
    </style:style>
    <style:style style:name="P27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8" style:family="paragraph">
      <style:paragraph-properties fo:margin-top="0cm" fo:margin-bottom="0cm" fo:line-height="100%" fo:text-align="end" style:writing-mode="rl-tb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left="0.741cm" fo:margin-right="0cm" fo:margin-top="0.131cm" fo:margin-bottom="0cm" fo:text-align="start" fo:text-indent="-0.74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1.524cm" fo:margin-right="0cm" fo:margin-top="0.226cm" fo:margin-bottom="0cm" fo:text-align="start" fo:text-indent="-0.634cm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38" style:family="paragraph">
      <style:paragraph-properties fo:text-align="center"/>
      <style:text-properties style:font-name="Liberation Sans1" fo:font-size="36pt" style:font-size-asian="36pt" style:font-size-complex="36pt"/>
    </style:style>
    <style:style style:name="P39" style:family="paragraph">
      <style:paragraph-properties fo:text-align="center"/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P40" style:family="paragraph">
      <style:paragraph-properties fo:text-align="center"/>
      <style:text-properties fo:color="#3333ff" style:font-name="Liberation Sans1" fo:font-size="26pt" style:font-size-asian="26pt" style:font-size-complex="26pt"/>
    </style:style>
    <style:style style:name="P41" style:family="paragraph">
      <style:paragraph-properties fo:text-align="center"/>
      <style:text-properties fo:color="#00cc33" style:font-name="Liberation Sans1" fo:font-size="32pt" style:font-size-asian="32pt" style:font-size-complex="32pt"/>
    </style:style>
    <style:style style:name="P42" style:family="paragraph">
      <style:paragraph-properties fo:text-align="center"/>
      <style:text-properties fo:color="#990099" style:font-name="Liberation Sans1" fo:font-size="32pt" style:font-size-asian="32pt" style:font-size-complex="32pt"/>
    </style:style>
    <style:style style:name="P43" style:family="paragraph">
      <style:paragraph-properties fo:text-align="center"/>
      <style:text-properties fo:color="#ff3333" style:font-name="Liberation Sans1" fo:font-size="32pt" style:font-size-asian="32pt" style:font-size-complex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variant="normal" fo:text-transform="none" fo:color="#00cc33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3" style:family="text">
      <style:text-properties fo:font-variant="normal" fo:text-transform="none" fo:color="#696464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Consolas1" style:font-size-complex="28pt" style:font-style-complex="normal" style:font-weight-complex="bold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nsolas1" style:font-size-complex="24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34" style:family="text">
      <style:text-properties fo:font-variant="normal" fo:text-transform="none" fo:color="#00b05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1" style:font-size-complex="32pt" style:font-style-complex="normal" style:font-weight-complex="bold"/>
    </style:style>
    <style:style style:name="T35" style:family="text">
      <style:text-properties fo:font-variant="normal" fo:text-transform="none" fo:color="#99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1" style:font-size-complex="32pt" style:font-style-complex="normal" style:font-weight-complex="bold"/>
    </style:style>
    <style:style style:name="T36" style:family="text">
      <style:text-properties fo:font-variant="normal" fo:text-transform="none" fo:color="#008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8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ff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43" style:family="text">
      <style:text-properties fo:font-variant="normal" fo:text-transform="none" fo:color="#8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4" style:family="text">
      <style:text-properties fo:font-variant="normal" fo:text-transform="none" fo:color="#ff0000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fo:color="#ff00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6" style:family="text">
      <style:text-properties fo:font-variant="normal" fo:text-transform="none" fo:color="#0000ff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8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50" style:family="text">
      <style:text-properties fo:font-variant="normal" fo:text-transform="none" style:text-line-through-style="none" style:text-line-through-type="none" style:text-position="0% 100%" style:font-name="Arial2" fo:font-size="40pt" fo:letter-spacing="normal" fo:font-style="normal" style:text-underline-style="none" style:font-size-asian="40pt" style:font-style-asian="normal" style:font-size-complex="40pt" style:font-style-complex="normal"/>
    </style:style>
    <style:style style:name="T51" style:family="text">
      <style:text-properties style:font-name="Liberation Sans1" fo:font-size="36pt" style:font-size-asian="36pt" style:font-size-complex="36pt"/>
    </style:style>
    <style:style style:name="T52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53" style:family="text">
      <style:text-properties fo:color="#3333ff" style:font-name="Liberation Sans1" fo:font-size="26pt" style:font-size-asian="26pt" style:font-size-complex="26pt"/>
    </style:style>
    <style:style style:name="T54" style:family="text">
      <style:text-properties fo:color="#00cc33" style:font-name="Liberation Sans1" fo:font-size="32pt" style:font-size-asian="32pt" style:font-size-complex="32pt"/>
    </style:style>
    <style:style style:name="T55" style:family="text">
      <style:text-properties fo:color="#990099" style:font-name="Liberation Sans1" fo:font-size="32pt" style:font-size-asian="32pt" style:font-size-complex="32pt"/>
    </style:style>
    <style:style style:name="T56" style:family="text">
      <style:text-properties fo:color="#ff3333" style:font-name="Liberation Sans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502cm"/>
        <style:text-properties style:font-name="Arial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">
        <style:list-level-properties/>
        <style:text-properties fo:font-family="'Wingdings 2'" style:font-charset="x-symbo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02cm"/>
        <style:text-properties style:font-name="Arial" fo:color="#9b2d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 casting, RTTI</text:span></text:p>
          </draw:text-box>
        </draw:frame>
        <draw:frame draw:name="כותרת משנה 3" presentation:style-name="pr2" draw:text-style-name="P4" draw:layer="layout" svg:width="17.779cm" svg:height="4.444cm" svg:x="3.601cm" svg:y="9.022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1" presentation:class="page"/>
          <draw:frame presentation:style-name="pr3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 style casting: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 style casting: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 text:style-name="P9"><text:span text:style-name="T5"><text:s/></text:span><text:span text:style-name="T6">double d = 3.0;</text:span></text:p>
              </text:list-item>
            </text:list>
            <text:p text:style-name="P10"><text:span text:style-name="T6"><text:s/></text:span><text:span text:style-name="T6">int i = (int) d;</text:span></text:p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const int *cP = &amp;i;</text:span></text:p>
              </text:list-item>
            </text:list>
            <text:p text:style-name="P10"><text:span text:style-name="T6"><text:s text:c="2"/></text:span><text:span text:style-name="T6">int *ncP = (int*)cp;</text:span></text:p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double * dP = </text:span><text:span text:style-name="T6">(double*)ncp;</text:span></text:p>
              </text:list-item>
            </text:list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Shape *s1 = new </text:span><text:span text:style-name="T6">Circle;</text:span></text:p>
              </text:list-item>
            </text:list>
            <text:p text:style-name="P10"><text:span text:style-name="T6"><text:s text:c="2"/></text:span><text:span text:style-name="T6">Shape *s2 = new </text:span><text:span text:style-name="T6">Shape;</text:span></text:p>
            <text:p text:style-name="P10"><text:span text:style-name="T6"><text:s text:c="2"/></text:span><text:span text:style-name="T6">Circle *s1c = </text:span><text:span text:style-name="T6">(Circle*) s1; <text:s/>s1c-</text:span><text:span text:style-name="T6">&gt;setrad(1);</text:span></text:p>
            <text:p text:style-name="P10"><text:span text:style-name="T7"><text:s text:c="2"/></text:span><text:span text:style-name="T7">Circle *s2c = </text:span><text:span text:style-name="T7">(Circle*) s2;</text:span><text:span text:style-name="T6"> <text:s/>s2c-</text:span><text:span text:style-name="T6">&gt;setrad(1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 style casting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++ style casting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2"><text:span text:style-name="T8"/></text:p>
            <text:p text:style-name="P12"><text:span text:style-name="T8"/></text:p>
            <text:list text:style-name="L5">
              <text:list-item>
                <text:p text:style-name="P12"><text:span text:style-name="T9">const_cast</text:span><text:span text:style-name="T10">&lt;type&gt;(ex</text:span><text:span text:style-name="T10">pression) </text:span></text:p>
              </text:list-item>
              <text:list-item>
                <text:p text:style-name="P12"><text:span text:style-name="T9">reinterpret_cast</text:span><text:span text:style-name="T10">&lt;ty</text:span><text:span text:style-name="T10">pe&gt;(expression) </text:span></text:p>
              </text:list-item>
            </text:list>
            <text:list text:style-name="L4">
              <text:list-item>
                <text:p text:style-name="P12"><text:span text:style-name="T9">static_cast</text:span><text:span text:style-name="T10">&lt;type&gt;(e</text:span><text:span text:style-name="T10">xpression) </text:span></text:p>
              </text:list-item>
              <text:list-item>
                <text:p text:style-name="P12"><text:span text:style-name="T9">dynamic_cast</text:span><text:span text:style-name="T10">&lt;type&gt;(</text:span><text:span text:style-name="T10">expression) </text:span></text:p>
              </text:list-item>
            </text:list>
            <text:p text:style-name="P10"><text:span text:style-name="T11"/></text:p>
          </draw:text-box>
        </draw:frame>
        <presentation:notes draw:style-name="dp2">
          <draw:page-thumbnail draw:style-name="gr1" draw:layer="layout" svg:width="14.212cm" svg:height="10.659cm" svg:x="2.753cm" svg:y="2.16cm" draw:page-number="3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const_cast‘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cons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2.911cm" svg:x="0.847cm" svg:y="5.503cm" presentation:class="outline" presentation:user-transformed="true">
          <draw:text-box>
            <text:p text:style-name="P10"><text:span text:style-name="T12">Is used to remove const-</text:span><text:span text:style-name="T12">ness:</text:span></text:p>
            <text:p text:style-name="P10"><text:span text:style-name="T13">void</text:span><text:span text:style-name="T14"> g(C* cp);</text:span><text:span text:style-name="T15">// </text:span><text:span text:style-name="T15">programmer forgot </text:span><text:span text:style-name="T15">“const”</text:span><text:span text:style-name="T14"><text:line-break/></text:span><text:span text:style-name="T13">void</text:span><text:span text:style-name="T14"> f(C </text:span><text:span text:style-name="T13">const</text:span><text:span text:style-name="T14">* cp) </text:span><text:span text:style-name="T14"><text:line-break/></text:span><text:span text:style-name="T14">{ </text:span><text:span text:style-name="T14"><text:line-break/></text:span><text:span text:style-name="T14">   g(</text:span><text:span text:style-name="T13">const_cast</text:span><text:span text:style-name="T14">&lt;C </text:span><text:span text:style-name="T14">*&gt;(cp)); </text:span><text:span text:style-name="T14"><text:line-break/></text:span><text:span text:style-name="T14">} </text:span></text:p>
            <text:list text:style-name="L6">
              <text:list-item>
                <text:p text:style-name="P10"><text:span text:style-name="T12">Usually, you should </text:span><text:span text:style-name="T12">design your </text:span><text:span text:style-name="T12">variables/methods such </text:span><text:span text:style-name="T12">that you won’t have to </text:span><text:span text:style-name="T12">use </text:span><text:span text:style-name="T8">const_cast</text:span><text:span text:style-name="T16">.</text:span></text:p>
              </text:list-item>
              <text:list-item>
                <text:p text:style-name="P10"><text:span text:style-name="T12">Compile time operator</text:span></text:p>
              </text:list-item>
              <text:list-item>
                <text:p text:style-name="P10"><text:span text:style-name="T12">Can cause serious </text:span><text:span text:style-name="T12">trouble</text:span></text:p>
              </text:list-item>
            </text:list>
          </draw:text-box>
        </draw:frame>
        <draw:custom-shape draw:name="Rectangle 4" draw:style-name="gr2" draw:text-style-name="P14" draw:layer="layout" svg:width="21.77cm" svg:height="1.803cm" svg:x="1.116cm" svg:y="3.21cm">
          <text:p text:style-name="P13"><text:span text:style-name="T17">const_cast</text:span><text:span text:style-name="T18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17" draw:layer="layout" svg:width="8.545cm" svg:height="1.419cm" svg:x="11.174cm" svg:y="27.01cm" presentation:class="page-number" presentation:user-transformed="true">
            <draw:text-box>
              <text:p text:style-name="P16"><text:span text:style-name="T19"><text:page-number>&lt;number&gt;</text:page-number></text:span></text:p>
            </draw:text-box>
          </draw:frame>
        </presentation:notes>
      </draw:page>
      <draw:page draw:name="‘reinterpret_cast‘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‘</text:span><text:span text:style-name="T3">reinterpre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3.706cm" svg:height="13.969cm" svg:x="0.847cm" svg:y="4.445cm" presentation:class="outline" presentation:user-transformed="true">
          <draw:text-box>
            <text:list text:style-name="L4">
              <text:list-item>
                <text:p text:style-name="P10"><text:span text:style-name="T12">Reinterpret byte </text:span><text:span text:style-name="T12">patterns.</text:span></text:p>
              </text:list-item>
              <text:list-item>
                <text:p text:style-name="P10"><text:span text:style-name="T12">Circumvents type </text:span><text:span text:style-name="T12">checking.</text:span></text:p>
              </text:list-item>
              <text:list-item>
                <text:p text:style-name="P10"><text:span text:style-name="T12">Implementation-</text:span><text:span text:style-name="T12">dependent.</text:span></text:p>
              </text:list-item>
              <text:list-item>
                <text:p text:style-name="P10"><text:span text:style-name="T12">(Should be) used </text:span><text:span text:style-name="T12">rarely.</text:span></text:p>
              </text:list-item>
              <text:list-item>
                <text:p text:style-name="P10"><text:span text:style-name="T12">Very dangerous! </text:span><text:span text:style-name="T20">(folder </text:span><text:span text:style-name="T20">4)</text:span><text:span text:style-name="T12">.</text:span></text:p>
              </text:list-item>
              <text:list-item>
                <text:p text:style-name="P10"><text:span text:style-name="T12">Usage example: </text:span><text:span text:style-name="T12">writing an image file </text:span><text:span text:style-name="T21">(folder 5)</text:span><text:span text:style-name="T12">. </text:span></text:p>
                <text:p text:style-name="P10"><text:span text:style-name="T12"/></text:p>
              </text:list-item>
            </text:list>
          </draw:text-box>
        </draw:frame>
        <draw:custom-shape draw:name="Rectangle 4" draw:style-name="gr2" draw:text-style-name="P14" draw:layer="layout" svg:width="21.77cm" svg:height="1.803cm" svg:x="1.116cm" svg:y="2.54cm">
          <text:p text:style-name="P13"><text:span text:style-name="T17">reinterpret_cast</text:span><text:span text:style-name="T18">&lt;type&gt;(expression) </text:span><text:span text:style-name="T18"><text:line-break/></text:span><text:span text:style-name="T18"/></text:p>
          <text:p text:style-name="P13"><text:span text:style-name="T18"><text:line-break/></text:span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5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‘reinterpret_cast‘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‘</text:span><text:span text:style-name="T3">reinterpre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3.706cm" svg:height="13.969cm" svg:x="0.847cm" svg:y="4.445cm" presentation:class="outline" presentation:placeholder="true" presentation:user-transformed="true">
          <draw:text-box/>
        </draw:frame>
        <draw:custom-shape draw:name="Rectangle 4" draw:style-name="gr2" draw:text-style-name="P14" draw:layer="layout" svg:width="21.77cm" svg:height="1.803cm" svg:x="1.116cm" svg:y="2.54cm">
          <text:p text:style-name="P13"><text:span text:style-name="T8">reinterpret_cast</text:span><text:span text:style-name="T18">&lt;type&gt;(expression) </text:span><text:span text:style-name="T18"><text:line-break/></text:span><text:span text:style-name="T18"/></text:p>
          <text:p text:style-name="P13"><text:span text:style-name="T18"><text:line-break/></text:span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6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static_cast’ operator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5" draw:text-style-name="P1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1" draw:layer="layout" svg:width="24.552cm" svg:height="13.757cm" svg:x="0.423cm" svg:y="4.868cm" presentation:class="outline" presentation:user-transformed="true">
          <draw:text-box>
            <text:p text:style-name="P10"><text:span text:style-name="T12">When conversion method </text:span><text:span text:style-name="T12">is known during </text:span><text:span text:style-name="T12">compilation:</text:span></text:p>
            <text:list text:style-name="L7">
              <text:list-item>
                <text:list>
                  <text:list-item>
                    <text:p text:style-name="P19"><text:span text:style-name="T12">double→int, </text:span><text:span text:style-name="T12">int→double, etc.</text:span></text:p>
                  </text:list-item>
                  <text:list-item>
                    <text:p text:style-name="P19"><text:span text:style-name="T12">Conversion operator / </text:span><text:span text:style-name="T12">conversion </text:span><text:span text:style-name="T12">constructor.</text:span></text:p>
                  </text:list-item>
                  <text:list-item>
                    <text:p text:style-name="P19"><text:span text:style-name="T12">up-cast – </text:span><text:span text:style-name="T12">Circle→Shape, </text:span><text:span text:style-name="T12">Circle*→Shape*. </text:span></text:p>
                    <text:p text:style-name="P19"><text:span text:style-name="T12"/></text:p>
                  </text:list-item>
                </text:list>
              </text:list-item>
            </text:list>
            <text:p text:style-name="P20"><text:span text:style-name="T22">Safer that “old-style” </text:span><text:span text:style-name="T22">casts</text:span></text:p>
            <text:list text:continue-numbering="true" text:style-name="L7">
              <text:list-item>
                <text:list>
                  <text:list-item>
                    <text:p text:style-name="P19"><text:span text:style-name="T12">e.g. won’t cast </text:span><text:span text:style-name="T10">int*</text:span><text:span text:style-name="T11"> </text:span><text:span text:style-name="T11">to </text:span><text:span text:style-name="T10">float*</text:span></text:p>
                  </text:list-item>
                </text:list>
              </text:list-item>
            </text:list>
            <text:p text:style-name="P10"><text:span text:style-name="T11">Failure causes a </text:span><text:span text:style-name="T11">compiler error</text:span></text:p>
            <text:list text:continue-numbering="true" text:style-name="L7">
              <text:list-item>
                <text:list>
                  <text:list-item>
                    <text:p text:style-name="P19"><text:span text:style-name="T11">No dynamic checking </text:span><text:span text:style-name="T11">is done</text:span></text:p>
                  </text:list-item>
                </text:list>
              </text:list-item>
            </text:list>
          </draw:text-box>
        </draw:frame>
        <draw:custom-shape draw:name="Rectangle 4" draw:style-name="gr3" draw:text-style-name="P22" draw:layer="layout" svg:width="21.77cm" svg:height="1.803cm" svg:x="0.847cm" svg:y="2.752cm">
          <text:p text:style-name="P13"><text:span text:style-name="T17">static_cast</text:span><text:span text:style-name="T18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static_cast’ operator </text:span><text:span text:style-name="T23">(folder 4)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23" draw:layer="layout" svg:width="8.545cm" svg:height="1.419cm" svg:x="11.174cm" svg:y="27.01cm" presentation:class="page-number" presentation:user-transformed="true">
            <draw:text-box>
              <text:p text:style-name="P16"><text:span text:style-name="T19"><text:page-number>&lt;number&gt;</text:page-number></text:span></text:p>
            </draw:text-box>
          </draw:frame>
        </presentation:notes>
      </draw:page>
      <draw:page draw:name="page8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5" draw:text-style-name="P1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1" draw:layer="layout" svg:width="11.769cm" svg:height="13.757cm" svg:x="0.423cm" svg:y="4.868cm" presentation:class="outline" presentation:user-transformed="true">
          <draw:text-box>
            <text:p text:style-name="P10"><text:span text:style-name="T24">reinterpret_cast</text:span><text:span text:style-name="T11"> does </text:span><text:span text:style-name="T11">not do anything at </text:span><text:span text:style-name="T11">runtime.</text:span></text:p>
            <text:p text:style-name="P10"><text:span text:style-name="T11"/></text:p>
            <text:p text:style-name="P10"><text:span text:style-name="T24">static_cast</text:span><text:span text:style-name="T11"> does at </text:span><text:span text:style-name="T11">runtime a conversion </text:span><text:span text:style-name="T11">determined at compile </text:span><text:span text:style-name="T11">time.</text:span></text:p>
            <text:p text:style-name="P10"><text:span text:style-name="T11"/></text:p>
            <text:p text:style-name="P10"><text:span text:style-name="T11">Copy&amp;paste into </text:span><text:span text:style-name="T11">godbolt.org to see.</text:span></text:p>
          </draw:text-box>
        </draw:frame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tatic_cast vs reinterpret_cast</text:span></text:p>
          </draw:text-box>
        </draw:frame>
        <draw:frame draw:style-name="gr4" draw:text-style-name="P24" draw:layer="layout" svg:width="10.922cm" svg:height="13.793cm" svg:x="13.97cm" svg:y="5.588cm">
          <draw:text-box>
            <text:p><text:span text:style-name="T25">int main() {</text:span></text:p>
            <text:p><text:span text:style-name="T25"><text:s text:c="4"/></text:span><text:span text:style-name="T25">int i = 5;</text:span></text:p>
            <text:p><text:span text:style-name="T25"><text:s text:c="4"/></text:span><text:span text:style-name="T25">double d;</text:span></text:p>
            <text:p><text:span text:style-name="T25"><text:s text:c="4"/></text:span><text:span text:style-name="T25">d = (double)i;</text:span></text:p>
            <text:p><text:span text:style-name="T25"><text:s text:c="4"/></text:span><text:span text:style-name="T25">d = static_cast&lt;double&gt;(i);</text:span></text:p>
            <text:p><text:span text:style-name="T25"><text:s text:c="4"/></text:span><text:span text:style-name="T25">int&amp; ir = i;</text:span></text:p>
            <text:p><text:span text:style-name="T25"><text:s text:c="4"/></text:span><text:span text:style-name="T25">double&amp; dr0 = (double&amp;)ir;</text:span></text:p>
            <text:p><text:span text:style-name="T25"><text:s text:c="4"/></text:span><text:span text:style-name="T25">double&amp; dr = reinterpret_cast&lt;double&amp;&gt;(ir);</text:span></text:p>
            <text:p><text:span text:style-name="T25">}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23" draw:layer="layout" svg:width="8.545cm" svg:height="1.419cm" svg:x="11.174cm" svg:y="27.01cm" presentation:class="page-number" presentation:user-transformed="true">
            <draw:text-box>
              <text:p text:style-name="P16"><text:span text:style-name="T19"><text:page-number>&lt;number&gt;</text:page-number></text:span></text:p>
            </draw:text-box>
          </draw:frame>
        </presentation:notes>
      </draw:page>
      <draw:page draw:name="Run Time Type Information (RTTI)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26">Run Time Type Information (RTTI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212cm" svg:height="10.659cm" svg:x="2.753cm" svg:y="2.16cm" draw:page-number="9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un Time Type Information (RTTI) – why?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26">Run Time Type Information (RTTI) – why?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12">Problem:</text:span></text:p>
            <text:p text:style-name="P10"><text:span text:style-name="T12"><text:s/></text:span><text:span text:style-name="T27">Up-casting</text:span><text:span text:style-name="T12"> works fine.</text:span></text:p>
            <text:list text:style-name="L7">
              <text:list-item>
                <text:list>
                  <text:list-item>
                    <text:p text:style-name="P19"><text:span text:style-name="T12">Treating sub-class as </text:span><text:span text:style-name="T12">base class:</text:span></text:p>
                  </text:list-item>
                </text:list>
              </text:list-item>
            </text:list>
            <text:p text:style-name="P25"><text:span text:style-name="T16"><text:s text:c="3"/></text:span><text:span text:style-name="T16">Shape * s = </text:span><text:span text:style-name="T8">new</text:span><text:span text:style-name="T16"> </text:span><text:span text:style-name="T16">Circle(); </text:span><text:span text:style-name="T16"><text:line-break/></text:span><text:span text:style-name="T16"/></text:p>
            <text:p text:style-name="P10"><text:span text:style-name="T12">What about </text:span><text:span text:style-name="T27">down-</text:span><text:span text:style-name="T27">casting</text:span><text:span text:style-name="T12">?</text:span></text:p>
            <text:list text:continue-numbering="true" text:style-name="L7">
              <text:list-item>
                <text:list>
                  <text:list-item>
                    <text:p text:style-name="P19"><text:span text:style-name="T12">might not be safe!</text:span></text:p>
                  </text:list-item>
                  <text:list-item>
                    <text:p text:style-name="P19"><text:span text:style-name="T12">correctness cannot </text:span><text:span text:style-name="T12">be determined by the </text:span><text:span text:style-name="T12">compiler.</text:span></text:p>
                  </text:list-item>
                </text:list>
              </text:list-item>
            </text:list>
            <text:p text:style-name="P25"><text:span text:style-name="T16"><text:s text:c="3"/></text:span><text:span text:style-name="T16">Circle * c = </text:span><text:span text:style-name="T16">(Circle*) s; </text:span></text:p>
          </draw:text-box>
        </draw:frame>
        <draw:custom-shape draw:name="Rectangle 4" draw:style-name="gr5" draw:text-style-name="P27" draw:layer="layout" svg:width="3.347cm" svg:height="1.78cm" svg:x="19.492cm" svg:y="5.408cm">
          <text:p text:style-name="P26"><text:span text:style-name="T28">Sha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27" draw:layer="layout" svg:width="2.882cm" svg:height="1.78cm" svg:x="18.056cm" svg:y="9.007cm">
          <text:p text:style-name="P28"><text:span text:style-name="T28">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27" draw:layer="layout" svg:width="3.813cm" svg:height="1.78cm" svg:x="21.211cm" svg:y="9.007cm">
          <text:p text:style-name="P28"><text:span text:style-name="T28">Cir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6" draw:text-style-name="P29" draw:layer="layout" svg:width="1.802cm" svg:height="1.667cm" draw:transform="rotate (-1.67586514776496) translate (21.216cm 7.273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8" draw:style-name="gr6" draw:text-style-name="P29" draw:layer="layout" svg:width="1.806cm" svg:height="1.952cm" draw:transform="rotate (-1.62333073727993) translate (23.162cm 7.238cm)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4.212cm" svg:height="10.659cm" svg:x="2.753cm" svg:y="2.16cm" draw:page-number="10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29">RTTI – Run Time </text:span><text:span text:style-name="T29">Type Information</text:span><text:span text:style-name="T29"><text:line-break/></text:span><text:span text:style-name="T29"/></text:p>
            <text:p text:style-name="P10"><text:span text:style-name="T29"/></text:p>
            <text:p text:style-name="P10"><text:span text:style-name="T29">Mechanisms for RTTI:</text:span></text:p>
            <text:list text:style-name="L8">
              <text:list-item>
                <text:p text:style-name="P25"><text:span text:style-name="T30">dynamic_cast</text:span><text:span text:style-name="T31"> </text:span><text:span text:style-name="T29">operator</text:span></text:p>
              </text:list-item>
              <text:list-item>
                <text:p text:style-name="P25"><text:span text:style-name="T30">typeid</text:span><text:span text:style-name="T31"> </text:span><text:span text:style-name="T29">operator </text:span><text:span text:style-name="T29">(and type_info </text:span><text:span text:style-name="T29">class)</text:span></text:p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11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dynamic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3.757cm" svg:x="0.847cm" svg:y="4.657cm" presentation:class="outline" presentation:user-transformed="true">
          <draw:text-box>
            <text:p text:style-name="P30"><text:span text:style-name="T29">Enables run-time type </text:span><text:span text:style-name="T29">checking:</text:span></text:p>
            <text:p text:style-name="P30"><text:span text:style-name="T29"/></text:p>
            <text:p text:style-name="P30"><text:span text:style-name="T29">When </text:span><text:span text:style-name="T32">expression </text:span><text:span text:style-name="T33">is </text:span><text:span text:style-name="T33">a </text:span><text:span text:style-name="T34">pointer</text:span><text:span text:style-name="T32">:</text:span></text:p>
            <text:list text:style-name="L5">
              <text:list-item>
                <text:list>
                  <text:list-item>
                    <text:p text:style-name="P19"><text:span text:style-name="T33">Returns a valid </text:span><text:span text:style-name="T33">pointer if </text:span><text:span text:style-name="T32">expression </text:span><text:span text:style-name="T33">really </text:span><text:span text:style-name="T33">points to type </text:span><text:span text:style-name="T32">T</text:span></text:p>
                  </text:list-item>
                  <text:list-item>
                    <text:p text:style-name="P19"><text:span text:style-name="T33">null pointer value </text:span><text:span text:style-name="T33">otherwise</text:span></text:p>
                  </text:list-item>
                </text:list>
              </text:list-item>
            </text:list>
            <text:p text:style-name="P31"><text:span text:style-name="T33"/></text:p>
          </draw:text-box>
        </draw:frame>
        <draw:custom-shape draw:name="Rectangle 4" draw:style-name="gr2" draw:text-style-name="P14" draw:layer="layout" svg:width="21.77cm" svg:height="1.803cm" svg:x="1.058cm" svg:y="2.752cm">
          <text:p text:style-name="P13"><text:span text:style-name="T17">dynamic_cast</text:span><text:span text:style-name="T18">&lt;T&gt;(expression)</text:span><text:span text:style-name="T18"><text:line-break/></text:span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2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dynamic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3.757cm" svg:x="0.847cm" svg:y="4.657cm" presentation:class="outline" presentation:user-transformed="true">
          <draw:text-box>
            <text:p text:style-name="P30"><text:span text:style-name="T29">Enables run-time type </text:span><text:span text:style-name="T29">checking:</text:span></text:p>
            <text:p text:style-name="P30"><text:span text:style-name="T29"/></text:p>
            <text:p text:style-name="P30"><text:span text:style-name="T29">When </text:span><text:span text:style-name="T32">expression </text:span><text:span text:style-name="T33">is </text:span><text:span text:style-name="T33">a </text:span><text:span text:style-name="T35">reference</text:span><text:span text:style-name="T32">:</text:span></text:p>
            <text:list text:style-name="L5">
              <text:list-item>
                <text:list>
                  <text:list-item>
                    <text:p text:style-name="P19"><text:span text:style-name="T33">Returns a valid </text:span><text:span text:style-name="T33">reference if </text:span><text:span text:style-name="T32">expression <text:s/></text:span><text:span text:style-name="T33">is </text:span><text:span text:style-name="T33">really of type </text:span><text:span text:style-name="T32">T</text:span></text:p>
                  </text:list-item>
                  <text:list-item>
                    <text:p text:style-name="P19"><text:span text:style-name="T33">Throws an </text:span><text:span text:style-name="T33">exception when it </text:span><text:span text:style-name="T33">fails (“</text:span><text:span text:style-name="T32">bad_cast</text:span><text:span text:style-name="T33">”)</text:span></text:p>
                  </text:list-item>
                </text:list>
              </text:list-item>
            </text:list>
            <text:p text:style-name="P31"><text:span text:style-name="T33"/></text:p>
          </draw:text-box>
        </draw:frame>
        <draw:custom-shape draw:name="Rectangle 4" draw:style-name="gr2" draw:text-style-name="P14" draw:layer="layout" svg:width="21.77cm" svg:height="1.803cm" svg:x="1.058cm" svg:y="2.752cm">
          <text:p text:style-name="P13"><text:span text:style-name="T17">dynamic_cast</text:span><text:span text:style-name="T18">&lt;T&gt;(expression)</text:span><text:span text:style-name="T18"><text:line-break/></text:span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3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: example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 :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4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32"><text:span text:style-name="T16"/></text:p>
            <text:p text:style-name="P32"><text:span text:style-name="T16">Shape* s = </text:span><text:span text:style-name="T16">container.pop(); </text:span><text:span text:style-name="T16"><text:line-break/></text:span><text:span text:style-name="T16">Circle* c = </text:span><text:span text:style-name="T8">dynamic_cast</text:span><text:span text:style-name="T16">&lt;Circle*&gt;</text:span><text:span text:style-name="T16">(s); </text:span><text:span text:style-name="T16"><text:line-break/></text:span><text:span text:style-name="T8">if</text:span><text:span text:style-name="T16"> (c != nullptr) {</text:span><text:span text:style-name="T36">// </text:span><text:span text:style-name="T36">c is a circle </text:span><text:span text:style-name="T36"><text:line-break/></text:span><text:span text:style-name="T16"> </text:span><text:span text:style-name="T36"><text:s text:c="2"/></text:span><text:span text:style-name="T16">c-&gt;setRadius(42);</text:span></text:p>
            <text:p text:style-name="P32"><text:span text:style-name="T16">} </text:span><text:span text:style-name="T8">else</text:span><text:span text:style-name="T16"> {</text:span><text:span text:style-name="T16"><text:line-break/></text:span><text:span text:style-name="T16">   ...</text:span></text:p>
            <text:p text:style-name="P32"><text:span text:style-name="T16">}</text:span></text:p>
          </draw:text-box>
        </draw:frame>
        <presentation:notes draw:style-name="dp2">
          <draw:page-thumbnail draw:style-name="gr1" draw:layer="layout" svg:width="14.212cm" svg:height="10.659cm" svg:x="2.753cm" svg:y="2.16cm" draw:page-number="14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- more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 - mor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25"><text:span text:style-name="T8">dynamic_cast</text:span><text:span text:style-name="T16">&lt;T&gt;(expre</text:span><text:span text:style-name="T16">ssion) </text:span><text:span text:style-name="T16"><text:line-break/></text:span><text:span text:style-name="T16"/></text:p>
            <text:p text:style-name="P25"><text:span text:style-name="T27">Note: </text:span></text:p>
            <text:list text:style-name="L6">
              <text:list-item>
                <text:p text:style-name="P10"><text:span text:style-name="T12">Used only on </text:span><text:span text:style-name="T27">pointer</text:span><text:span text:style-name="T12"> or </text:span><text:span text:style-name="T27">reference</text:span><text:span text:style-name="T12"> types.</text:span></text:p>
              </text:list-item>
              <text:list-item>
                <text:p text:style-name="P10"><text:span text:style-name="T12">Can be used for:</text:span></text:p>
                <text:list>
                  <text:list-item>
                    <text:p text:style-name="P33"><text:span text:style-name="T27">up-cast</text:span><text:span text:style-name="T12"> – useless – </text:span><text:span text:style-name="T12">done automatically.</text:span></text:p>
                  </text:list-item>
                  <text:list-item>
                    <text:p text:style-name="P33"><text:span text:style-name="T27">down-cast</text:span><text:span text:style-name="T12"> – most </text:span><text:span text:style-name="T12">useful.</text:span></text:p>
                  </text:list-item>
                  <text:list-item>
                    <text:p text:style-name="P33"><text:span text:style-name="T27">cross-cast</text:span><text:span text:style-name="T12"> – useful </text:span><text:span text:style-name="T12">with multiple </text:span><text:span text:style-name="T12">inheritance.</text:span></text:p>
                  </text:list-item>
                </text:list>
              </text:list-item>
              <text:list-item>
                <text:p text:style-name="P10"><text:span text:style-name="T27">Only for types with </text:span><text:span text:style-name="T27">virtual-functions </text:span><text:span text:style-name="T12">(“Polymorphic types”) - </text:span><text:span text:style-name="T12">These object have a </text:span><text:span text:style-name="T12">space for information </text:span><text:span text:style-name="T12">about type: the virtual </text:span><text:span text:style-name="T12">function table.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17" draw:layer="layout" svg:width="8.545cm" svg:height="1.419cm" svg:x="11.174cm" svg:y="27.01cm" presentation:class="page-number" presentation:user-transformed="true">
            <draw:text-box>
              <text:p text:style-name="P16"><text:span text:style-name="T19"><text:page-number>&lt;number&gt;</text:page-number></text:span></text:p>
            </draw:text-box>
          </draw:frame>
        </presentation:notes>
      </draw:page>
      <draw:page draw:name="dynamic_cast: only for polymorphics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: only for polymorphic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37">class</text:span><text:span text:style-name="T38"> Circle : </text:span><text:span text:style-name="T37">public</text:span><text:span text:style-name="T38"> </text:span><text:span text:style-name="T38">Shape </text:span><text:span text:style-name="T38"><text:line-break/></text:span><text:span text:style-name="T38">{ </text:span><text:span text:style-name="T38"><text:line-break/></text:span><text:span text:style-name="T38">   </text:span><text:span text:style-name="T37">virtual</text:span><text:span text:style-name="T38"> </text:span><text:span text:style-name="T37">void</text:span><text:span text:style-name="T38"> draw(); </text:span><text:span text:style-name="T38"><text:line-break/></text:span><text:span text:style-name="T38">} </text:span><text:span text:style-name="T38"><text:line-break/></text:span><text:span text:style-name="T37">class</text:span><text:span text:style-name="T38"> Date : </text:span><text:span text:style-name="T37">public</text:span><text:span text:style-name="T38"> </text:span><text:span text:style-name="T38">Time </text:span><text:span text:style-name="T38"><text:line-break/></text:span><text:span text:style-name="T38">{ </text:span><text:span text:style-name="T38"><text:line-break/></text:span><text:span text:style-name="T38">    </text:span><text:span text:style-name="T39">// Time has no </text:span><text:span text:style-name="T39">virtual functions </text:span><text:span text:style-name="T39"><text:line-break/></text:span><text:span text:style-name="T38">} </text:span><text:span text:style-name="T38"><text:line-break/></text:span><text:span text:style-name="T37">void</text:span><text:span text:style-name="T38"> foo(Shape * s, </text:span><text:span text:style-name="T38">Time * t) </text:span><text:span text:style-name="T38"><text:line-break/></text:span><text:span text:style-name="T38">{ </text:span><text:span text:style-name="T38"><text:line-break/></text:span><text:span text:style-name="T38">   Circle * c =</text:span></text:p>
            <text:p text:style-name="P10"><text:span text:style-name="T38"><text:s text:c="4"/></text:span><text:span text:style-name="T37">dynamic_cast</text:span><text:span text:style-name="T38">&lt;Circle*&gt;( </text:span><text:span text:style-name="T38">s ); </text:span><text:span text:style-name="T39">//ok </text:span><text:span text:style-name="T39"><text:line-break/></text:span><text:span text:style-name="T39"> <text:s text:c="2"/></text:span><text:span text:style-name="T38">Date * date = <text:s/></text:span></text:p>
            <text:p text:style-name="P10"><text:span text:style-name="T38"><text:s text:c="4"/></text:span><text:span text:style-name="T37">dynamic_cast</text:span><text:span text:style-name="T38">&lt;Date*&gt;( t </text:span><text:span text:style-name="T38">); </text:span><text:span text:style-name="T40">//compilation error </text:span><text:span text:style-name="T39"><text:line-break/></text:span><text:span text:style-name="T38">} </text:span><text:span text:style-name="T38"><text:line-break/></text:span><text:span text:style-name="T38"/></text:p>
            <text:p text:style-name="P10"><text:span text:style-name="T38"><text:line-break/></text:span><text:span text:style-name="T38"/></text:p>
          </draw:text-box>
        </draw:frame>
        <presentation:notes draw:style-name="dp2">
          <draw:page-thumbnail draw:style-name="gr1" draw:layer="layout" svg:width="14.212cm" svg:height="10.659cm" svg:x="2.753cm" svg:y="2.16cm" draw:page-number="16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7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text:span text:style-name="T23"> (folder 6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7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9">
              <text:list-item>
                <text:p text:style-name="P34"><text:span text:style-name="T29"><text:s/></text:span><text:span text:style-name="T29">Obtains info about </text:span><text:span text:style-name="T29">an object/expression</text:span></text:p>
              </text:list-item>
            </text:list>
            <text:p text:style-name="P35"><text:span text:style-name="T29">usage: </text:span><text:span text:style-name="T8">typeid</text:span><text:span text:style-name="T29">( obj ) <text:s/></text:span><text:span text:style-name="T29"><text:s text:c="2"/>(like “</text:span><text:span text:style-name="T8">sizeof</text:span><text:span text:style-name="T29">”)</text:span></text:p>
            <text:p text:style-name="P25"><text:span text:style-name="T41">Example:</text:span><text:span text:style-name="T42"><text:line-break/></text:span><text:span text:style-name="T16">Dog d; </text:span><text:span text:style-name="T16"><text:line-break/></text:span><text:span text:style-name="T16">Cat c; </text:span><text:span text:style-name="T16"><text:line-break/></text:span><text:span text:style-name="T16">cout &lt;&lt; <text:s text:c="2"/></text:span><text:span text:style-name="T43">"d is a "</text:span><text:span text:style-name="T16"> </text:span><text:span text:style-name="T16">&lt;&lt; </text:span><text:span text:style-name="T8">typeid</text:span><text:span text:style-name="T16">(d).name() </text:span></text:p>
            <text:p text:style-name="P25"><text:span text:style-name="T16"><text:s text:c="5"/></text:span><text:span text:style-name="T16">&lt;&lt; </text:span><text:span text:style-name="T43">", c is a "</text:span><text:span text:style-name="T16"> </text:span><text:span text:style-name="T16">&lt;&lt; </text:span><text:span text:style-name="T8">typeid</text:span><text:span text:style-name="T16">(c).name() <text:s text:c="2"/></text:span><text:span text:style-name="T16"><text:s text:c="2"/></text:span></text:p>
            <text:p text:style-name="P25"><text:span text:style-name="T16"><text:s text:c="5"/></text:span><text:span text:style-name="T16">&lt;&lt;endl; </text:span></text:p>
            <text:p text:style-name="P36"><text:span text:style-name="T41">Output (might be):</text:span><text:span text:style-name="T12"> </text:span><text:span text:style-name="T12"><text:line-break/></text:span><text:span text:style-name="T12">d is a Dog, c is a Cat</text:span></text:p>
            <text:p text:style-name="P10"><text:span text:style-name="T12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8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7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9">
              <text:list-item>
                <text:p text:style-name="P34"><text:span text:style-name="T29"><text:s/></text:span><text:span text:style-name="T29">Obtains info about </text:span><text:span text:style-name="T29">an object/expression</text:span></text:p>
              </text:list-item>
            </text:list>
            <text:p text:style-name="P35"><text:span text:style-name="T29">usage: </text:span><text:span text:style-name="T8">typeid</text:span><text:span text:style-name="T29">( obj ) <text:s/></text:span><text:span text:style-name="T29"><text:s text:c="2"/>(like “</text:span><text:span text:style-name="T8">sizeof</text:span><text:span text:style-name="T29">”)</text:span></text:p>
            <text:p text:style-name="P25"><text:span text:style-name="T41">Example:</text:span><text:span text:style-name="T42"><text:line-break/></text:span><text:span text:style-name="T16">Dog d; </text:span><text:span text:style-name="T16"><text:line-break/></text:span><text:span text:style-name="T16">Cat c; </text:span><text:span text:style-name="T16"><text:line-break/></text:span><text:span text:style-name="T16">cout &lt;&lt; <text:s text:c="2"/></text:span><text:span text:style-name="T43">"d is a "</text:span><text:span text:style-name="T16"> </text:span><text:span text:style-name="T16">&lt;&lt; </text:span><text:span text:style-name="T8">typeid</text:span><text:span text:style-name="T16">(d).name() </text:span></text:p>
            <text:p text:style-name="P25"><text:span text:style-name="T16"><text:s text:c="5"/></text:span><text:span text:style-name="T16">&lt;&lt; </text:span><text:span text:style-name="T43">", c is a "</text:span><text:span text:style-name="T16"> </text:span><text:span text:style-name="T16">&lt;&lt; </text:span><text:span text:style-name="T8">typeid</text:span><text:span text:style-name="T16">(c).name() <text:s text:c="2"/></text:span><text:span text:style-name="T16"><text:s/></text:span></text:p>
            <text:p text:style-name="P25"><text:span text:style-name="T16"><text:s text:c="5"/></text:span><text:span text:style-name="T16">&lt;&lt;endl; </text:span></text:p>
            <text:p text:style-name="P36"><text:span text:style-name="T41">Output </text:span><text:span text:style-name="T44">(becase it does </text:span><text:span text:style-name="T44">not have to be the name </text:span><text:span text:style-name="T44">of the type that the </text:span><text:span text:style-name="T44">programmer used, it </text:span><text:span text:style-name="T44">might also be)</text:span><text:span text:style-name="T41">:</text:span><text:span text:style-name="T12"><text:line-break/></text:span><text:span text:style-name="T12">d is a 3Dog, c is a 3Cat</text:span></text:p>
            <text:p text:style-name="P10"><text:span text:style-name="T12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9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misus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</text:span><text:span text:style-name="T45">misus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8" presentation:style-name="pr8" draw:text-style-name="P11" draw:layer="layout" svg:width="23.706cm" svg:height="15.874cm" svg:x="0.847cm" svg:y="2.54cm" presentation:class="outline" presentation:user-transformed="true">
          <draw:text-box>
            <text:p text:style-name="P32"><text:span text:style-name="T46">void</text:span><text:span text:style-name="T47"> rotate( shape </text:span><text:span text:style-name="T46">const</text:span><text:span text:style-name="T47">&amp; s ) </text:span><text:span text:style-name="T47"><text:line-break/></text:span><text:span text:style-name="T47">{ </text:span><text:span text:style-name="T47"><text:line-break/></text:span><text:span text:style-name="T47">   </text:span><text:span text:style-name="T46">if</text:span><text:span text:style-name="T47"> (</text:span><text:span text:style-name="T46">typeid</text:span><text:span text:style-name="T47">(s) == </text:span><text:span text:style-name="T46">typeid</text:span><text:span text:style-name="T47">(Circle) ) </text:span><text:span text:style-name="T47"><text:line-break/></text:span><text:span text:style-name="T47">   </text:span><text:span text:style-name="T48">//do nothing </text:span><text:span text:style-name="T48"><text:line-break/></text:span><text:span text:style-name="T46">else</text:span><text:span text:style-name="T47"> </text:span><text:span text:style-name="T46">if</text:span><text:span text:style-name="T47"> (</text:span><text:span text:style-name="T46">typeid</text:span><text:span text:style-name="T47">(s) == </text:span><text:span text:style-name="T46">typeid</text:span><text:span text:style-name="T47">(Triangle) ) </text:span><text:span text:style-name="T47"><text:line-break/></text:span><text:span text:style-name="T47">   </text:span><text:span text:style-name="T48">//rotate Triangle </text:span><text:span text:style-name="T48"><text:line-break/></text:span><text:span text:style-name="T46">else</text:span><text:span text:style-name="T47"> </text:span><text:span text:style-name="T46">if</text:span><text:span text:style-name="T47"> (</text:span><text:span text:style-name="T46">typeid</text:span><text:span text:style-name="T47">(s) == </text:span><text:span text:style-name="T46">typeid</text:span><text:span text:style-name="T47">(Rectangle) ) </text:span><text:span text:style-name="T47"><text:line-break/></text:span><text:span text:style-name="T47">   </text:span><text:span text:style-name="T48">//rotate Rectangle </text:span><text:span text:style-name="T48"><text:line-break/></text:span><text:span text:style-name="T47">} </text:span><text:span text:style-name="T47"><text:line-break/></text:span><text:span text:style-name="T47"/></text:p>
            <text:p text:style-name="P32"><text:span text:style-name="T47"><text:line-break/></text:span><text:span text:style-name="T47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8" draw:text-style-name="P14" xml:id="id1" draw:id="id1" draw:layer="layout" svg:width="24.028cm" svg:height="4.519cm" svg:x="0.816cm" svg:y="13.736cm">
          <text:list text:style-name="L10">
            <text:list-item>
              <text:p text:style-name="P37"><text:span text:style-name="T49">Use virtual functions when you can !</text:span></text:p>
            </text:list-item>
            <text:list-item>
              <text:p text:style-name="P37"><text:span text:style-name="T49">Use RTTI only you cannot use virtual functions (e.g. the source code of Shape is unavailable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212cm" svg:height="10.659cm" svg:x="2.753cm" svg:y="2.16cm" draw:page-number="20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1.018cm" presentation:class="title" presentation:user-transformed="true">
          <draw:text-box>
            <text:p text:style-name="P6"><text:span text:style-name="T50">Cast comparis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705cm" svg:height="16.441cm" svg:x="0.847cm" svg:y="2.5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38"><text:span text:style-name="T51">Compile-time</text:span></text:p>
              </table:table-cell>
              <table:table-cell>
                <text:p text:style-name="P38"><text:span text:style-name="T51">Run-time</text:span></text:p>
              </table:table-cell>
            </table:table-row>
            <table:table-row table:style-name="ro1">
              <table:table-cell table:style-name="ce2">
                <text:p text:style-name="P39"><text:span text:style-name="T52">const_cast</text:span></text:p>
              </table:table-cell>
              <table:table-cell table:style-name="ce3">
                <text:p text:style-name="P40"><text:span text:style-name="T53">Check that source, target are the same except const</text:span></text:p>
              </table:table-cell>
              <table:table-cell table:style-name="ce4">
                <text:p text:style-name="P41"><text:span text:style-name="T54">nothing</text:span></text:p>
              </table:table-cell>
            </table:table-row>
            <table:table-row table:style-name="ro1">
              <table:table-cell table:style-name="ce2">
                <text:p text:style-name="P39"><text:span text:style-name="T52">reinterpret_cast</text:span></text:p>
              </table:table-cell>
              <table:table-cell table:style-name="ce3">
                <text:p text:style-name="P40"><text:span text:style-name="T53">Check that source, target are pointers / refs</text:span></text:p>
              </table:table-cell>
              <table:table-cell table:style-name="ce4">
                <text:p text:style-name="P41"><text:span text:style-name="T54">nothing</text:span></text:p>
              </table:table-cell>
            </table:table-row>
            <table:table-row table:style-name="ro1">
              <table:table-cell table:style-name="ce2">
                <text:p text:style-name="P39"><text:span text:style-name="T52">static_cast</text:span></text:p>
              </table:table-cell>
              <table:table-cell table:style-name="ce3">
                <text:p text:style-name="P40"><text:span text:style-name="T53">Check that there is a conversion source→target </text:span></text:p>
              </table:table-cell>
              <table:table-cell table:style-name="ce5">
                <text:p text:style-name="P42"><text:span text:style-name="T55">Fixed conversion</text:span></text:p>
              </table:table-cell>
            </table:table-row>
            <table:table-row table:style-name="ro2">
              <table:table-cell table:style-name="ce2">
                <text:p text:style-name="P39"><text:span text:style-name="T52">dynamic_cast</text:span></text:p>
              </table:table-cell>
              <table:table-cell table:style-name="ce3">
                <text:p text:style-name="P40"><text:span text:style-name="T53">Check that the class is polymorphic</text:span></text:p>
              </table:table-cell>
              <table:table-cell table:style-name="ce6">
                <text:p text:style-name="P43"><text:span text:style-name="T56">Expensive check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21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2" svg:font-family="Consolas"/>
    <style:font-face style:name="Arial4" svg:font-family="Arial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4-17">17/4/19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</text:span><text:span text:style-name="MT7">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</text:span><text:span text:style-name="MT7">Level</text:span></text:p>
                      <text:list>
                        <text:list-item>
                          <text:p text:style-name="MP18"><text:span text:style-name="MT7">Fourth Outline </text:span><text:span text:style-name="MT7">Level</text:span></text:p>
                          <text:list>
                            <text:list-item>
                              <text:p text:style-name="MP18"><text:span text:style-name="MT7">Fifth Outline </text:span><text:span text:style-name="MT7">Level</text:span></text:p>
                              <text:list>
                                <text:list-item>
                                  <text:p text:style-name="MP18"><text:span text:style-name="MT7">Sixth </text:span><text:span text:style-name="MT7">Outline </text:span><text:span text:style-name="MT7">Level</text:span></text:p>
                                  <text:list>
                                    <text:list-item>
                                      <text:p text:style-name="MP19"><text:span text:style-name="MT7">Sevent</text:span><text:span text:style-name="MT7">h </text:span><text:span text:style-name="MT7">Outlin</text:span><text:span text:style-name="MT7">e </text:span><text:span text:style-name="MT7">Level</text:span><text:span text:style-name="MT7">ל</text:span><text:span text:style-name="MT7">חץ כדי </text:span><text:span text:style-name="MT7">לערוך </text:span><text:span text:style-name="MT7">סגנונות </text:span><text:span text:style-name="MT7">טקסט </text:span><text:span text:style-name="MT7">של </text:span><text:span text:style-name="MT7">תבנית </text:span><text:span text:style-name="MT7">בסיס</text:span></text:p>
                                      <text:list>
                                        <text:list-item>
                                          <text:p text:style-name="MP19"><text:span text:style-name="MT8">רמה </text:span><text:span text:style-name="MT8">שניי</text:span><text:span text:style-name="MT8">ה</text:span></text:p>
                                          <text:list>
                                            <text:list-item>
                                              <text:p text:style-name="MP19"><text:span text:style-name="MT9">ר</text:span><text:span text:style-name="MT9">מ</text:span><text:span text:style-name="MT9">ה </text:span><text:span text:style-name="MT9">ש</text:span><text:span text:style-name="MT9">ל</text:span><text:span text:style-name="MT9">י</text:span><text:span text:style-name="MT9">ש</text:span><text:span text:style-name="MT9">י</text:span><text:span text:style-name="MT9">ת</text:span></text:p>
                                              <text:list>
                                                <text:list-item>
                                                  <text:p text:style-name="MP20"><text:span text:style-name="MT9">ר</text:span><text:span text:style-name="MT9">מ</text:span><text:span text:style-name="MT9">ה</text:span><text:span text:style-name="MT9"> </text:span><text:span text:style-name="MT9">ר</text:span><text:span text:style-name="MT9">ב</text:span><text:span text:style-name="MT9">י</text:span><text:span text:style-name="MT9">ע</text:span><text:span text:style-name="MT9">י</text:span><text:span text:style-name="MT9">ת</text:span></text:p>
                                                </text:list-item>
                                                <text:list-item>
                                                  <text:p text:style-name="MP20"><text:span text:style-name="MT9">ר</text:span><text:span text:style-name="MT9">מ</text:span><text:span text:style-name="MT9">ה</text:span><text:span text:style-name="MT9"> </text:span><text:span text:style-name="MT9">ח</text:span><text:span text:style-name="MT9">מ</text:span><text:span text:style-name="MT9">י</text:span><text:span text:style-name="MT9">ש</text:span><text:span text:style-name="MT9">י</text:span><text:span text:style-name="MT9">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</text:span><text:span text:style-name="MT7">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</text:span><text:span text:style-name="MT7">Level</text:span></text:p>
                      <text:list>
                        <text:list-item>
                          <text:p text:style-name="MP18"><text:span text:style-name="MT7">Fourth Outline </text:span><text:span text:style-name="MT7">Level</text:span></text:p>
                          <text:list>
                            <text:list-item>
                              <text:p text:style-name="MP18"><text:span text:style-name="MT7">Fifth Outline </text:span><text:span text:style-name="MT7">Level</text:span></text:p>
                              <text:list>
                                <text:list-item>
                                  <text:p text:style-name="MP18"><text:span text:style-name="MT7">Sixth </text:span><text:span text:style-name="MT7">Outline </text:span><text:span text:style-name="MT7">Level</text:span></text:p>
                                  <text:list>
                                    <text:list-item>
                                      <text:p text:style-name="MP19"><text:span text:style-name="MT7">Sevent</text:span><text:span text:style-name="MT7">h </text:span><text:span text:style-name="MT7">Outlin</text:span><text:span text:style-name="MT7">e </text:span><text:span text:style-name="MT7">Level</text:span><text:span text:style-name="MT7">ל</text:span><text:span text:style-name="MT7">חץ כדי </text:span><text:span text:style-name="MT7">לערוך </text:span><text:span text:style-name="MT7">סגנונות </text:span><text:span text:style-name="MT7">טקסט </text:span><text:span text:style-name="MT7">של </text:span><text:span text:style-name="MT7">תבנית </text:span><text:span text:style-name="MT7">בסיס</text:span></text:p>
                                      <text:list>
                                        <text:list-item>
                                          <text:p text:style-name="MP19"><text:span text:style-name="MT8">רמה </text:span><text:span text:style-name="MT8">שניי</text:span><text:span text:style-name="MT8">ה</text:span></text:p>
                                          <text:list>
                                            <text:list-item>
                                              <text:p text:style-name="MP19"><text:span text:style-name="MT9">ר</text:span><text:span text:style-name="MT9">מ</text:span><text:span text:style-name="MT9">ה </text:span><text:span text:style-name="MT9">ש</text:span><text:span text:style-name="MT9">ל</text:span><text:span text:style-name="MT9">י</text:span><text:span text:style-name="MT9">ש</text:span><text:span text:style-name="MT9">י</text:span><text:span text:style-name="MT9">ת</text:span></text:p>
                                              <text:list>
                                                <text:list-item>
                                                  <text:p text:style-name="MP20"><text:span text:style-name="MT9">ר</text:span><text:span text:style-name="MT9">מ</text:span><text:span text:style-name="MT9">ה</text:span><text:span text:style-name="MT9"> </text:span><text:span text:style-name="MT9">ר</text:span><text:span text:style-name="MT9">ב</text:span><text:span text:style-name="MT9">י</text:span><text:span text:style-name="MT9">ע</text:span><text:span text:style-name="MT9">י</text:span><text:span text:style-name="MT9">ת</text:span></text:p>
                                                </text:list-item>
                                                <text:list-item>
                                                  <text:p text:style-name="MP20"><text:span text:style-name="MT9">ר</text:span><text:span text:style-name="MT9">מ</text:span><text:span text:style-name="MT9">ה</text:span><text:span text:style-name="MT9"> </text:span><text:span text:style-name="MT9">ח</text:span><text:span text:style-name="MT9">מ</text:span><text:span text:style-name="MT9">י</text:span><text:span text:style-name="MT9">ש</text:span><text:span text:style-name="MT9">י</text:span><text:span text:style-name="MT9">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</text:span><text:span text:style-name="MT7">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</text:span><text:span text:style-name="MT7">Level</text:span></text:p>
                      <text:list>
                        <text:list-item>
                          <text:p text:style-name="MP18"><text:span text:style-name="MT7">Fourth Outline </text:span><text:span text:style-name="MT7">Level</text:span></text:p>
                          <text:list>
                            <text:list-item>
                              <text:p text:style-name="MP18"><text:span text:style-name="MT7">Fifth Outline </text:span><text:span text:style-name="MT7">Level</text:span></text:p>
                              <text:list>
                                <text:list-item>
                                  <text:p text:style-name="MP18"><text:span text:style-name="MT7">Sixth </text:span><text:span text:style-name="MT7">Outline </text:span><text:span text:style-name="MT7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</text:span><text:span text:style-name="MT7">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4-17">17/4/19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74</meta:editing-cycles>
    <meta:print-date>1999-11-04T13:06:28</meta:print-date>
    <meta:creation-date>1999-10-10T10:49:40</meta:creation-date>
    <dc:date>2019-04-17T08:42:43.687580152</dc:date>
    <meta:editing-duration>P29DT11H4M22S</meta:editing-duration>
    <meta:generator>LibreOffice/6.1.5.2$Linux_X86_64 LibreOffice_project/10$Build-2</meta:generator>
    <meta:document-statistic meta:object-count="192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